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714cm" svg:height="0.962cm" svg:x="5cm" svg:y="1.5cm">
          <draw:text-box>
            <text:p text:style-name="P1">SMT Database</text:p>
          </draw:text-box>
        </draw:frame>
        <draw:custom-shape draw:style-name="gr2" draw:text-style-name="P3" draw:id="id1" draw:layer="layout" svg:width="5cm" svg:height="4.5cm" svg:x="1.5cm" svg:y="13cm">
          <text:p text:style-name="P2"><text:span text:style-name="T1">Registration</text:span></text:p>
          <text:p text:style-name="P2"><text:span text:style-name="T2"/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>REGDATE</text:span></text:p>
          <text:p text:style-name="P2"><text:span text:style-name="T2">NCCREGDATE</text:span></text:p>
          <text:p text:style-name="P2"><text:span text:style-name="T2"/></text:p>
          <text:p text:style-name="P2"><text:span text:style-name="T2">PKEY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22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PRODUCT_CLASS</text:span></text:p>
          <text:p text:style-name="P2"><text:span text:style-name="T2">...</text:span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8cm" svg:y="18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23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3.5cm" svg:y="13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5cm" svg:y1="15.25cm" svg:x2="13.5cm" svg:y2="15.2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4cm" svg:y1="17.5cm" svg:x2="4cm" svg:y2="22.5cm" draw:start-shape="id1" draw:start-glue-point="2" draw:end-shape="id3">
          <text:p text:style-name="P1"/>
        </draw:connector>
        <draw:connector draw:style-name="gr3" draw:text-style-name="P5" draw:layer="layout" draw:type="line" svg:x1="6.5cm" svg:y1="25.5cm" svg:x2="10.75cm" svg:y2="22.5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75cm" svg:y1="22.5cm" svg:x2="14.5cm" svg:y2="25.75cm" draw:start-shape="id4" draw:start-glue-point="2" draw:end-shape="id5" draw:end-glue-point="3">
          <text:p text:style-name="P1"/>
        </draw:connector>
        <draw:frame draw:style-name="gr4" draw:text-style-name="P6" draw:layer="layout" svg:width="3.5cm" svg:height="1.25cm" svg:x="1cm" svg:y="19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1.5cm" svg:y="15.2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23.355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23.25cm">
          <draw:text-box>
            <text:p text:style-name="P1"><text:span text:style-name="T2">CATALOGID</text:span></text:p>
          </draw:text-box>
        </draw:frame>
        <draw:custom-shape draw:style-name="gr2" draw:text-style-name="P3" draw:id="id6" draw:layer="layout" svg:width="5cm" svg:height="4.5cm" svg:x="1.5cm" svg:y="3cm">
          <text:p text:style-name="P2"><text:span text:style-name="T1">Clients</text:span></text:p>
          <text:p text:style-name="P2"><text:span text:style-name="T2"/></text:p>
          <text:p text:style-name="P2"><text:span text:style-name="T2">GUID</text:span></text:p>
          <text:p text:style-name="P2"><text:span text:style-name="T2">HOSTNAME</text:span></text:p>
          <text:p text:style-name="P2"><text:span text:style-name="T2">TARGET</text:span></text:p>
          <text:p text:style-name="P2"><text:span text:style-name="T2">DESCRIPTION</text:span></text:p>
          <text:p text:style-name="P2"><text:span text:style-name="T2">LASTCONTACT</text:span></text:p>
          <text:p text:style-name="P2"><text:span text:style-name="T2"/></text:p>
          <text:p text:style-name="P2"><text:span text:style-name="T2">PKEY(GU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4cm" svg:y1="13cm" svg:x2="4cm" svg:y2="7.5cm" draw:start-shape="id1" draw:start-glue-point="0" draw:end-shape="id6" draw:end-glue-point="2">
          <text:p text:style-name="P1"/>
        </draw:connector>
        <draw:connector draw:style-name="gr7" draw:text-style-name="P5" draw:layer="layout" draw:type="line" svg:x1="13.5cm" svg:y1="15.25cm" svg:x2="4cm" svg:y2="7.5cm" draw:start-shape="id2" draw:start-glue-point="3" draw:end-shape="id6" draw:end-glue-point="2">
          <text:p text:style-name="P1"/>
        </draw:connector>
        <draw:frame draw:style-name="gr5" draw:text-style-name="P6" draw:layer="layout" svg:width="1.5cm" svg:height="0.75cm" svg:x="2.5cm" svg:y="9.25cm">
          <draw:text-box>
            <text:p text:style-name="P1"><text:span text:style-name="T2">GUID</text:span></text:p>
          </draw:text-box>
        </draw:frame>
        <draw:frame draw:style-name="gr5" draw:text-style-name="P6" draw:layer="layout" svg:width="1.5cm" svg:height="0.75cm" svg:x="6.5cm" svg:y="9cm">
          <draw:text-box>
            <text:p text:style-name="P1"><text:span text:style-name="T2">GUID</text:span></text:p>
          </draw:text-box>
        </draw:frame>
        <draw:custom-shape draw:style-name="gr2" draw:text-style-name="P3" draw:id="id8" draw:layer="layout" svg:width="5cm" svg:height="3.5cm" svg:x="14.5cm" svg:y="3.5cm">
          <text:p text:style-name="P2"><text:span text:style-name="T1">Subscriptions</text:span></text:p>
          <text:p text:style-name="P2"><text:span text:style-name="T2"/></text:p>
          <text:p text:style-name="P2"><text:span text:style-name="T2">SUBID</text:span></text:p>
          <text:p text:style-name="P2"><text:span text:style-name="T2">SUBNAME</text:span></text:p>
          <text:p text:style-name="P2"><text:span text:style-name="T2">PRODUCT_CLASS</text:span></text:p>
          <text:p text:style-name="P2"><text:span text:style-name="T2">NODECOUNT</text:span></text:p>
          <text:p text:style-name="P2"><text:span text:style-name="T2">...</text:span></text:p>
          <text:p text:style-name="P2"><text:span text:style-name="T2">PKEY(SUB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7" draw:layer="layout" svg:width="5cm" svg:height="3.5cm" svg:x="8cm" svg:y="3.5cm">
          <text:p text:style-name="P2"><text:span text:style-name="T1">ClientSubscriptions</text:span></text:p>
          <text:p text:style-name="P2"><text:span text:style-name="T2"/></text:p>
          <text:p text:style-name="P2"><text:span text:style-name="T2">GUID</text:span></text:p>
          <text:p text:style-name="P2"><text:span text:style-name="T2">SUBID</text:span></text:p>
          <text:p text:style-name="P2"><text:span text:style-name="T2"/></text:p>
          <text:p text:style-name="P2"><text:span text:style-name="T2">PKEY(GUID, SUB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8cm" svg:y1="5.25cm" svg:x2="6.5cm" svg:y2="5.25cm" draw:start-shape="id7" draw:start-glue-point="3" draw:end-shape="id6">
          <text:p text:style-name="P1"/>
        </draw:connector>
        <draw:frame draw:style-name="gr5" draw:text-style-name="P6" draw:layer="layout" svg:width="1.5cm" svg:height="0.75cm" svg:x="6.5cm" svg:y="4.25cm">
          <draw:text-box>
            <text:p text:style-name="P1"><text:span text:style-name="T2">GUID</text:span></text:p>
          </draw:text-box>
        </draw:frame>
        <draw:frame draw:style-name="gr5" draw:text-style-name="P6" draw:layer="layout" svg:width="2.5cm" svg:height="0.75cm" svg:x="13cm" svg:y="7.25cm">
          <draw:text-box>
            <text:p text:style-name="P1"><text:span text:style-name="T2">SUBID</text:span></text:p>
          </draw:text-box>
        </draw:frame>
        <draw:connector draw:style-name="gr7" draw:text-style-name="P5" draw:layer="layout" draw:line-skew="0.499cm" svg:x1="10.5cm" svg:y1="7cm" svg:x2="17cm" svg:y2="7cm" draw:start-shape="id7" draw:start-glue-point="2" draw:end-shape="id8">
          <text:p text:style-name="P1"/>
        </draw:connector>
        <draw:frame draw:style-name="gr5" draw:text-style-name="P6" draw:layer="layout" svg:width="2.5cm" svg:height="0.75cm" svg:x="17cm" svg:y="8.5cm">
          <draw:text-box>
            <text:p text:style-name="P1"><text:span text:style-name="T2">SUBID</text:span></text:p>
          </draw:text-box>
        </draw:frame>
        <draw:connector draw:style-name="gr8" draw:text-style-name="P5" draw:layer="layout" draw:type="line" svg:x1="4cm" svg:y1="22.5cm" svg:x2="17cm" svg:y2="7cm" draw:start-shape="id3" draw:start-glue-point="0" draw:end-shape="id8" draw:end-glue-point="2">
          <text:p text:style-name="P1"/>
        </draw:connector>
        <draw:frame draw:style-name="gr9" draw:text-style-name="P6" draw:layer="layout" svg:width="4cm" svg:height="1cm" svg:x="11cm" svg:y="9.5cm">
          <draw:text-box>
            <text:p text:style-name="P6"><text:span text:style-name="T2">PRODUCT_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5-07T16:18:33</dc:date>
    <meta:editing-cycles>12</meta:editing-cycles>
    <meta:editing-duration>PT5H17M4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